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E00000008D7697C11.png"/>
  <manifest:file-entry manifest:media-type="image/png" manifest:full-path="Pictures/1000020100000400000003D335B08367.png"/>
  <manifest:file-entry manifest:media-type="image/png" manifest:full-path="Pictures/100002010000032E000000A7A734B94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" svg:font-family="HelveticaNeue"/>
    <style:font-face style:name="OpenSymbol" svg:font-family="OpenSymbol"/>
    <style:font-face style:name="HelveticaNeue-Italic" svg:font-family="HelveticaNeue-Italic" style:font-family-generic="script"/>
    <style:font-face style:name="Arial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2.568cm"/>
        </style:tab-stops>
      </style:paragraph-properties>
      <style:text-properties style:font-name="Arial1"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2.568cm"/>
          <style:tab-stop style:position="13.104cm"/>
        </style:tab-stops>
      </style:paragraph-properties>
      <style:text-properties style:font-name="Arial1" fo:font-size="10pt" style:font-size-asian="10pt" style:font-size-complex="10pt"/>
    </style:style>
    <style:style style:name="P4" style:family="paragraph" style:parent-style-name="Standard">
      <style:paragraph-properties fo:margin-top="0cm" fo:margin-bottom="0cm" fo:line-height="10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position="0% 100%" style:font-name="ArialMT" fo:font-size="9pt" fo:letter-spacing="normal" style:text-underline-style="none" style:letter-kerning="false" style:font-name-asian="ArialMT" style:font-size-asian="9pt" style:font-name-complex="ArialMT" style:font-size-complex="9pt"/>
    </style:style>
    <style:style style:name="P5" style:family="paragraph" style:parent-style-name="Standard">
      <style:paragraph-properties fo:margin-top="0cm" fo:margin-bottom="0cm" fo:line-height="10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position="0% 100%" style:font-name="HelveticaNeue" fo:font-size="9pt" fo:letter-spacing="normal" fo:font-style="normal" style:text-underline-style="none" style:letter-kerning="false" style:font-name-asian="HelveticaNeue" style:font-size-asian="9pt" style:font-style-asian="normal" style:font-name-complex="HelveticaNeue" style:font-size-complex="9pt" style:font-style-complex="normal"/>
    </style:style>
    <style:style style:name="P6" style:family="paragraph" style:parent-style-name="Standard">
      <style:paragraph-properties fo:margin-top="0cm" fo:margin-bottom="0cm" fo:line-height="10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style:font-size-asian="9pt" style:font-size-complex="9pt"/>
    </style:style>
    <style:style style:name="P7" style:family="paragraph" style:parent-style-name="Standard" style:master-page-name="Standard">
      <style:paragraph-properties fo:margin-top="0cm" fo:margin-bottom="0cm" fo:line-height="100%" fo:text-align="center" style:justify-single-word="false" style:page-number="auto">
        <style:tab-stops/>
      </style:paragraph-properties>
      <style:text-properties style:font-name="Arial1" fo:font-size="10pt" fo:language="it" fo:country="IT" style:font-size-asian="10pt" style:font-size-complex="10pt"/>
    </style:style>
    <style:style style:name="P8" style:family="paragraph" style:parent-style-name="Standard">
      <style:paragraph-properties fo:margin-top="0cm" fo:margin-bottom="0cm" fo:line-height="10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position="0% 100%" style:font-name="HelveticaNeue" fo:font-size="9pt" fo:letter-spacing="normal" style:text-underline-style="none" style:letter-kerning="false" style:font-name-asian="HelveticaNeue" style:font-size-asian="9pt" style:font-name-complex="HelveticaNeue" style:font-size-complex="9pt"/>
    </style:style>
    <style:style style:name="P9" style:family="paragraph" style:parent-style-name="Standard">
      <style:paragraph-properties fo:margin-top="0cm" fo:margin-bottom="0cm" fo:line-height="100%" style:text-autospace="none"/>
      <style:text-properties fo:color="#000000" style:text-position="0% 100%" style:font-name="HelveticaNeue" fo:font-size="9pt" fo:letter-spacing="normal" fo:font-style="normal" style:text-underline-style="none" style:letter-kerning="false" style:font-name-asian="HelveticaNeue" style:font-size-asian="9pt" style:font-style-asian="normal" style:font-name-complex="HelveticaNeue" style:font-size-complex="9pt" style:font-style-complex="normal"/>
    </style:style>
    <style:style style:name="P10" style:family="paragraph" style:parent-style-name="Standard">
      <style:paragraph-properties fo:margin-top="0cm" fo:margin-bottom="0cm" fo:line-height="10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position="0% 100%" style:font-name="HelveticaNeue" fo:font-size="9pt" fo:letter-spacing="normal" fo:font-style="normal" style:text-underline-style="none" style:letter-kerning="false" style:font-name-asian="HelveticaNeue" style:font-size-asian="9pt" style:font-style-asian="normal" style:font-name-complex="HelveticaNeue" style:font-size-complex="9pt" style:font-style-complex="normal"/>
    </style:style>
    <style:style style:name="P11" style:family="paragraph">
      <style:paragraph-properties fo:text-align="start"/>
      <style:text-properties style:text-line-through-style="none" style:font-name="Arial1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Arial1" fo:font-size="14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font-name="Arial1" fo:font-size="10pt" fo:font-style="normal" style:text-underline-style="none" fo:font-weight="normal"/>
    </style:style>
    <style:style style:name="P14" style:family="paragraph">
      <style:paragraph-properties fo:text-align="center"/>
    </style:style>
    <style:style style:name="T1" style:family="text">
      <style:text-properties fo:color="#000000" style:text-position="0% 100%" style:font-name="ArialMT" fo:font-size="9pt" fo:letter-spacing="normal" style:text-underline-style="none" style:letter-kerning="false" style:font-name-asian="ArialMT" style:font-size-asian="9pt" style:font-name-complex="ArialMT" style:font-size-complex="9pt"/>
    </style:style>
    <style:style style:name="T2" style:family="text">
      <style:text-properties fo:color="#000000" style:text-position="0% 100%" style:font-name="ArialMT" fo:font-size="9pt" fo:letter-spacing="normal" fo:language="it" fo:country="IT" style:text-underline-style="none" style:letter-kerning="false" style:font-name-asian="ArialMT" style:font-size-asian="9pt" style:font-name-complex="ArialMT" style:font-size-complex="9pt"/>
    </style:style>
    <style:style style:name="T3" style:family="text">
      <style:text-properties fo:color="#000000" style:text-position="0% 100%" style:font-name="ArialMT" fo:font-size="10.5pt" fo:letter-spacing="normal" style:text-underline-style="none" fo:font-weight="bold" style:letter-kerning="false" style:font-name-asian="ArialMT" style:font-size-asian="10.5pt" style:font-weight-asian="bold" style:font-name-complex="ArialMT" style:font-size-complex="10.5pt" style:font-weight-complex="bold"/>
    </style:style>
    <style:style style:name="T4" style:family="text">
      <style:text-properties fo:color="#000000" style:text-position="0% 100%" style:font-name="HelveticaNeue" fo:letter-spacing="normal" style:text-underline-style="none" style:letter-kerning="false" style:font-name-asian="HelveticaNeue" style:font-name-complex="HelveticaNeue"/>
    </style:style>
    <style:style style:name="T5" style:family="text">
      <style:text-properties fo:color="#000000" style:text-position="0% 100%" style:font-name="HelveticaNeue" fo:letter-spacing="normal" style:text-underline-style="none" fo:font-weight="bold" style:letter-kerning="false" style:font-name-asian="HelveticaNeue" style:font-weight-asian="bold" style:font-name-complex="HelveticaNeue" style:font-weight-complex="bold"/>
    </style:style>
    <style:style style:name="T6" style:family="text">
      <style:text-properties fo:color="#000000" style:text-position="0% 100%" style:font-name="HelveticaNeue" fo:letter-spacing="normal" fo:font-style="normal" style:text-underline-style="none" style:letter-kerning="false" style:font-name-asian="HelveticaNeue" style:font-style-asian="normal" style:font-name-complex="HelveticaNeue" style:font-style-complex="normal"/>
    </style:style>
    <style:style style:name="T7" style:family="text">
      <style:text-properties fo:color="#000000" style:text-position="0% 100%" style:font-name="HelveticaNeue-Italic" fo:letter-spacing="normal" fo:font-style="italic" style:text-underline-style="none" style:letter-kerning="false" style:font-name-asian="HelveticaNeue-Italic" style:font-style-asian="italic" style:font-name-complex="HelveticaNeue-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5.701cm, 5.911cm, 4.5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opacity="0%" fo:min-height="2.096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text form:name="Campo di testo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mpo di testo 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mpo di testo 6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mpo di testo 7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mpo di testo 9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mpo di testo 8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mpo di testo 3" form:control-implementation="ooo:com.sun.star.form.component.TextField" xml:id="control7" form:id="control7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mpo di testo 4" form:control-implementation="ooo:com.sun.star.form.component.TextField" xml:id="control8" form:id="control8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mpo di testo 5" form:control-implementation="ooo:com.sun.star.form.component.TextField" xml:id="control9" form:id="control9" form:max-length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Casella di controllo 2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4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5" form:control-implementation="ooo:com.sun.star.form.component.CheckBox" xml:id="control14" form:id="control14" form:label="socio attiv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6" form:control-implementation="ooo:com.sun.star.form.component.CheckBox" xml:id="control15" form:id="control15" form:label="socio sostenitor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Campo di testo 10" form:control-implementation="ooo:com.sun.star.form.component.TextField" xml:id="control16" form:id="control16" form:max-length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Car._20_predefinito_20_paragrafo"><text:span text:style-name="T3">MODULO PER ASSOCIATI</text:span></text:span></text:p>
      <text:p text:style-name="P2"><text:span text:style-name="Car._20_predefinito_20_paragrafo"><text:span text:style-name="T2">Il/la sottoscritta/o<text:tab/></text:span></text:span><text:span text:style-name="Car._20_predefinito_20_paragrafo"><text:span text:style-name="T2"><draw:control text:anchor-type="as-char" draw:z-index="0" draw:style-name="gr1" draw:text-style-name="P11" svg:width="16.985cm" svg:height="0.6cm" draw:control="control1"/></text:span></text:span></text:p>
      <text:p text:style-name="P3"><text:span text:style-name="T1">Nata/o a<text:tab/><text:tab/> Data di nascita</text:span><text:span text:style-name="T1"><draw:control text:anchor-type="as-char" draw:z-index="1" draw:style-name="gr1" draw:text-style-name="P11" svg:width="12.861cm" svg:height="0.6cm" draw:control="control2"/></text:span><text:span text:style-name="T1"> <text:s text:c="3"/></text:span><text:span text:style-name="T1"><draw:control text:anchor-type="as-char" draw:z-index="6" draw:style-name="gr1" draw:text-style-name="P11" svg:width="0.664cm" svg:height="0.6cm" draw:control="control7"/></text:span><text:span text:style-name="T1"> </text:span><text:span text:style-name="T1"><draw:control text:anchor-type="as-char" draw:z-index="7" draw:style-name="gr1" draw:text-style-name="P11" svg:width="0.664cm" svg:height="0.6cm" draw:control="control8"/></text:span><text:span text:style-name="T1"> </text:span><text:span text:style-name="T1"><draw:control text:anchor-type="as-char" draw:z-index="8" draw:style-name="gr1" draw:text-style-name="P11" svg:width="1.35cm" svg:height="0.6cm" draw:control="control9"/></text:span></text:p>
      <text:p text:style-name="P2"><text:span text:style-name="T1">Residente a <text:tab/></text:span><text:span text:style-name="T1"><draw:control text:anchor-type="as-char" draw:z-index="2" draw:style-name="gr1" draw:text-style-name="P11" svg:width="16.999cm" svg:height="0.6cm" draw:control="control3"/></text:span></text:p>
      <text:p text:style-name="P2"><text:span text:style-name="T1">Telefono<text:tab/><text:tab/><text:tab/><text:tab/><text:tab/><text:tab/>occupazione<text:tab/><text:tab/><text:tab/><text:tab/></text:span><text:span text:style-name="T1"><draw:control text:anchor-type="as-char" svg:y="-0.198cm" draw:z-index="3" draw:style-name="gr2" draw:text-style-name="P11" svg:width="7.857cm" svg:height="0.6cm" draw:control="control4"/></text:span><text:span text:style-name="T1"><text:tab/></text:span><text:span text:style-name="T1"><draw:control text:anchor-type="as-char" svg:y="-0.198cm" draw:z-index="5" draw:style-name="gr2" draw:text-style-name="P11" svg:width="8.254cm" svg:height="0.6cm" draw:control="control6"/></text:span><text:span text:style-name="T1">E-mail <text:s/><text:tab/></text:span><text:span text:style-name="T1"><draw:control text:anchor-type="as-char" draw:z-index="4" draw:style-name="gr1" draw:text-style-name="P11" svg:width="16.996cm" svg:height="0.6cm" draw:control="control5"/></text:span></text:p>
      <text:p text:style-name="P4"/>
      <text:p text:style-name="P4">Richiede di essere ammessa/o, dopo aver preso visione e approvato lo statuto sociale ed il regolamento interno, quale socia/o all'associazione Con-Dividi. </text:p>
      <text:p text:style-name="P4"/>
      <text:p text:style-name="P4">Categorie di soci:</text:p>
      <text:p text:style-name="P4"/>
      <text:p text:style-name="P6"><text:span text:style-name="T4">1 – </text:span><text:span text:style-name="T5">SOCIO SOSTENITORE </text:span><text:span text:style-name="T4">possono diventare membri dell'associazione facendo una richiesta al comitato e pagando la tassa annuale di CHF 30.-/ annui</text:span></text:p>
      <text:p text:style-name="P8"/>
      <text:p text:style-name="P5"><text:span text:style-name="T6"/></text:p>
      <text:p text:style-name="P5"/>
      <text:p text:style-name="P5">Chiedo di essere inserita/o nei seguenti gruppi:</text:p>
      <text:p text:style-name="P5"><text:s/></text:p>
      <text:p text:style-name="P5"><text:s/><draw:control text:anchor-type="as-char" svg:y="-0.37cm" draw:z-index="12" draw:style-name="gr4" draw:text-style-name="P12" svg:width="0.623cm" svg:height="0.491cm" draw:control="control11"/>Gruppi di Facebook<text:tab/><draw:control text:anchor-type="as-char" svg:y="-0.383cm" draw:z-index="11" draw:style-name="gr4" draw:text-style-name="P11" svg:width="0.623cm" svg:height="0.491cm" draw:control="control10"/>Gruppi di WhatsApp<text:tab/><draw:control text:anchor-type="as-char" draw:z-index="13" draw:style-name="gr5" draw:text-style-name="P11" svg:width="0.623cm" svg:height="0.491cm" draw:control="control12"/>Altri gruppi social<text:tab/><draw:control text:anchor-type="as-char" draw:z-index="14" draw:style-name="gr5" draw:text-style-name="P11" svg:width="0.623cm" svg:height="0.491cm" draw:control="control13"/>Mailing List</text:p>
      <text:p text:style-name="P5"/>
      <text:p text:style-name="P5">Ho versato la quota associativa per l'anno <text:s/><draw:control text:anchor-type="as-char" svg:y="-0.443cm" draw:z-index="15" draw:style-name="gr2" draw:text-style-name="P11" svg:width="2.296cm" svg:height="0.6cm" draw:control="control16"/><text:tab/></text:p>
      <text:p text:style-name="P5">quale: <text:s/><draw:control text:anchor-type="as-char" svg:y="-0.333cm" draw:z-index="16" draw:style-name="gr4" draw:text-style-name="P13" svg:width="2.599cm" svg:height="0.491cm" draw:control="control14"/> <text:s/><draw:control text:anchor-type="as-char" svg:y="-0.333cm" draw:z-index="17" draw:style-name="gr4" draw:text-style-name="P13" svg:width="3.285cm" svg:height="0.491cm" draw:control="control15"/> <text:s/></text:p>
      <text:p text:style-name="P5"/>
      <text:p text:style-name="P5"><text:span text:style-name="T8">Allegati in copia:<text:tab/>(</text:span>Copia pagamento)</text:p>
      <text:p text:style-name="P5"/>
      <text:p text:style-name="P5"><draw:rect text:anchor-type="paragraph" draw:z-index="18" draw:style-name="gr6" draw:text-style-name="P14" svg:width="14.951cm" svg:height="2.853cm" svg:x="1.967cm" svg:y="0.665cm"><text:p/></draw:rect></text:p>
      <text:p text:style-name="P5">data e firm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>Firma del presidente dell'associazione per ricezione della domand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" svg:font-family="HelveticaNeue"/>
    <style:font-face style:name="OpenSymbol" svg:font-family="OpenSymbol"/>
    <style:font-face style:name="HelveticaNeue-Italic" svg:font-family="HelveticaNeue-Italic" style:font-family-generic="script"/>
    <style:font-face style:name="Arial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CH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font-name="Calibri" style:font-name-asian="Calibri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="100%" fo:margin-left="1.27cm" fo:margin-right="0cm" fo:margin-top="0cm" fo:margin-bottom="0.282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Arial Unicode MS" style:font-size-asian="18pt" style:font-weight-asian="bold" style:font-name-complex="Tahoma1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size="10pt" fo:font-weight="bold" style:font-name-asian="Arial Unicode MS" style:font-size-asian="10pt" style:font-weight-asian="bold" style:font-name-complex="Tahoma1" style:font-size-complex="10pt" style:font-weight-complex="bold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esto_20_fumetto_20_Carattere" style:display-name="Testo fumetto Carattere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5.701cm, 5.911cm, 4.56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draw:opacity="0%" fo:min-height="2.096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x="-0.086cm" svg:y="0.014cm" svg:width="10.419cm" svg:height="2.136cm" draw:z-index="10"><draw:image xlink:href="Pictures/100002010000032E000000A7A734B948.png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  <style:header-left>
        <text:p text:style-name="Header_20_left"><draw:frame draw:style-name="Mfr2" draw:name="immagini3" text:anchor-type="paragraph" svg:x="0.088cm" svg:y="-0.026cm" svg:width="1.953cm" svg:height="2.194cm" draw:z-index="0"><draw:image xlink:href="Pictures/1000020100000400000003D335B08367.png" xlink:type="simple" xlink:show="embed" xlink:actuate="onLoad"/></draw:frame></text:p>
        <text:p text:style-name="Header_20_left"><draw:frame draw:style-name="Mfr1" draw:name="immagini4" text:anchor-type="paragraph" svg:x="3.655cm" svg:y="0.344cm" svg:width="9.223cm" svg:height="0.178cm" draw:z-index="0"><draw:image xlink:href="Pictures/100002010000019E00000008D7697C11.png" xlink:type="simple" xlink:show="embed" xlink:actuate="onLoad"/></draw:frame></text:p>
        <text:p text:style-name="Header_20_left"><draw:frame text:anchor-type="paragraph" draw:z-index="9" draw:style-name="Mgr1" svg:width="7.554cm" svg:height="2.096cm" svg:x="5.046cm" svg:y="-1.476cm"><draw:text-box><text:p/><text:p><text:span text:style-name="MT1"><text:s text:c="2"/></text:span><text:span text:style-name="MT1">Centro </text:span></text:p><text:p/><text:p><text:span text:style-name="MT1"><text:s text:c="2"/></text:span><text:span text:style-name="MT1">Con-dividi</text:span></text:p></draw:text-box></draw:frame></text:p>
      </style:header-left>
      <style:footer>
        <text:p text:style-name="MP1">Via Carvina 1 Stabile 1 Piano 1° – 6807 Taverne <text:s/>- <text:s/><text:a xlink:type="simple" xlink:href="mailto:condividi2020@gmail.com" text:style-name="Internet_20_link" text:visited-style-name="Visited_20_Internet_20_Link">condividi2020@gmail.com</text:a> <text:s/>tel.076 297 66 40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i</meta:initial-creator>
    <dc:creator>gna gnatri</dc:creator>
    <meta:editing-cycles>14</meta:editing-cycles>
    <meta:print-date>2022-10-07T18:12:24</meta:print-date>
    <meta:creation-date>2021-07-01T10:06:00</meta:creation-date>
    <dc:date>2023-05-17T15:27:18</dc:date>
    <meta:editing-duration>PT5H6M37S</meta:editing-duration>
    <meta:generator>OpenOffice/4.1.0$Unix OpenOffice.org_project/410m18$Build-9764</meta:generator>
    <meta:printed-by>gna gnatri</meta:printed-by>
    <meta:document-statistic meta:table-count="0" meta:image-count="3" meta:object-count="0" meta:page-count="1" meta:paragraph-count="17" meta:word-count="119" meta:character-count="8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